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52mm"/>
    </style:style>
    <style:style style:name="co4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number-columns-repeated="5" table:default-cell-style-name="ce2"/>
        <table:table-row table:style-name="ro3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3">
          <table:table-cell office:value-type="string" calcext:value-type="string">
            <text:p>Liiketoiminnan tuotot</text:p>
          </table:table-cell>
          <table:table-cell office:value-type="float" office:value="321478" calcext:value-type="float">
            <text:p>321478</text:p>
          </table:table-cell>
          <table:table-cell office:value-type="float" office:value="310494" calcext:value-type="float">
            <text:p>310494</text:p>
          </table:table-cell>
          <table:table-cell office:value-type="float" office:value="328239" calcext:value-type="float">
            <text:p>328239</text:p>
          </table:table-cell>
          <table:table-cell office:value-type="float" office:value="327256" calcext:value-type="float">
            <text:p>327256</text:p>
          </table:table-cell>
          <table:table-cell office:value-type="float" office:value="312230" calcext:value-type="float">
            <text:p>312230</text:p>
          </table:table-cell>
        </table:table-row>
        <table:table-row table:style-name="ro3">
          <table:table-cell office:value-type="string" calcext:value-type="string">
            <text:p>Liiketoiminnan kulut + arvonalennukset</text:p>
          </table:table-cell>
          <table:table-cell office:value-type="float" office:value="-281033" calcext:value-type="float">
            <text:p>-281033</text:p>
          </table:table-cell>
          <table:table-cell office:value-type="float" office:value="-272337" calcext:value-type="float">
            <text:p>-272337</text:p>
          </table:table-cell>
          <table:table-cell office:value-type="float" office:value="-287239" calcext:value-type="float">
            <text:p>-287239</text:p>
          </table:table-cell>
          <table:table-cell office:value-type="float" office:value="-284035" calcext:value-type="float">
            <text:p>-284035</text:p>
          </table:table-cell>
          <table:table-cell office:value-type="float" office:value="-281693" calcext:value-type="float">
            <text:p>-281693</text:p>
          </table:table-cell>
        </table:table-row>
        <table:table-row table:style-name="ro3">
          <table:table-cell office:value-type="string" calcext:value-type="string">
            <text:p>Liiketulos ennen poistoja</text:p>
          </table:table-cell>
          <table:table-cell office:value-type="float" office:value="40445" calcext:value-type="float">
            <text:p>40445</text:p>
          </table:table-cell>
          <table:table-cell office:value-type="float" office:value="38157" calcext:value-type="float">
            <text:p>38157</text:p>
          </table:table-cell>
          <table:table-cell office:value-type="float" office:value="41000" calcext:value-type="float">
            <text:p>41000</text:p>
          </table:table-cell>
          <table:table-cell office:value-type="float" office:value="43221" calcext:value-type="float">
            <text:p>43221</text:p>
          </table:table-cell>
          <table:table-cell office:value-type="float" office:value="30537" calcext:value-type="float">
            <text:p>30537</text:p>
          </table:table-cell>
        </table:table-row>
        <table:table-row table:style-name="ro3">
          <table:table-cell office:value-type="string" calcext:value-type="string">
            <text:p>Liiketoiminnan tulos verojen jälkeen</text:p>
          </table:table-cell>
          <table:table-cell office:value-type="float" office:value="32488" calcext:value-type="float">
            <text:p>32488</text:p>
          </table:table-cell>
          <table:table-cell office:value-type="float" office:value="22334" calcext:value-type="float">
            <text:p>22334</text:p>
          </table:table-cell>
          <table:table-cell office:value-type="float" office:value="32522" calcext:value-type="float">
            <text:p>32522</text:p>
          </table:table-cell>
          <table:table-cell office:value-type="float" office:value="33520" calcext:value-type="float">
            <text:p>33520</text:p>
          </table:table-cell>
          <table:table-cell office:value-type="float" office:value="25668" calcext:value-type="float">
            <text:p>25668</text:p>
          </table:table-cell>
        </table:table-row>
        <table:table-row table:style-name="ro3">
          <table:table-cell office:value-type="string" calcext:value-type="string">
            <text:p>Osakekohtainen tulos</text:p>
          </table:table-cell>
          <table:table-cell office:value-type="float" office:value="1.57" calcext:value-type="float">
            <text:p>1,57</text:p>
          </table:table-cell>
          <table:table-cell office:value-type="float" office:value="1.08" calcext:value-type="float">
            <text:p>1,08</text:p>
          </table:table-cell>
          <table:table-cell office:value-type="float" office:value="1.57" calcext:value-type="float">
            <text:p>1,57</text:p>
          </table:table-cell>
          <table:table-cell office:value-type="float" office:value="1.61" calcext:value-type="float">
            <text:p>1,61</text:p>
          </table:table-cell>
          <table:table-cell office:value-type="float" office:value="12.36" calcext:value-type="float">
            <text:p>12,36</text:p>
          </table:table-cell>
        </table:table-row>
        <table:table-row table:style-name="ro3">
          <table:table-cell office:value-type="string" calcext:value-type="string">
            <text:p>Osakkeiden määrä</text:p>
          </table:table-cell>
          <table:table-cell table:number-columns-repeated="5" office:value-type="float" office:value="20758808" calcext:value-type="float">
            <text:p>20758808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3">
          <table:table-cell office:value-type="string" calcext:value-type="string">
            <text:p>Käyttöomaisuus</text:p>
          </table:table-cell>
          <table:table-cell office:value-type="float" office:value="219783" calcext:value-type="float">
            <text:p>219783</text:p>
          </table:table-cell>
          <table:table-cell office:value-type="float" office:value="207586" calcext:value-type="float">
            <text:p>207586</text:p>
          </table:table-cell>
          <table:table-cell office:value-type="float" office:value="217098" calcext:value-type="float">
            <text:p>217098</text:p>
          </table:table-cell>
          <table:table-cell office:value-type="float" office:value="188351" calcext:value-type="float">
            <text:p>188351</text:p>
          </table:table-cell>
          <table:table-cell office:value-type="float" office:value="168715" calcext:value-type="float">
            <text:p>168715</text:p>
          </table:table-cell>
        </table:table-row>
        <table:table-row table:style-name="ro3">
          <table:table-cell office:value-type="string" calcext:value-type="string">
            <text:p>Vaihto-omaisuus</text:p>
          </table:table-cell>
          <table:table-cell office:value-type="float" office:value="108722" calcext:value-type="float">
            <text:p>108722</text:p>
          </table:table-cell>
          <table:table-cell office:value-type="float" office:value="106911" calcext:value-type="float">
            <text:p>106911</text:p>
          </table:table-cell>
          <table:table-cell office:value-type="float" office:value="115657" calcext:value-type="float">
            <text:p>115657</text:p>
          </table:table-cell>
          <table:table-cell office:value-type="float" office:value="107362" calcext:value-type="float">
            <text:p>107362</text:p>
          </table:table-cell>
          <table:table-cell office:value-type="float" office:value="100482" calcext:value-type="float">
            <text:p>100482</text:p>
          </table:table-cell>
        </table:table-row>
        <table:table-row table:style-name="ro3">
          <table:table-cell office:value-type="string" calcext:value-type="string">
            <text:p>Varat yhteensä</text:p>
          </table:table-cell>
          <table:table-cell office:value-type="float" office:value="328505" calcext:value-type="float">
            <text:p>328505</text:p>
          </table:table-cell>
          <table:table-cell office:value-type="float" office:value="314497" calcext:value-type="float">
            <text:p>314497</text:p>
          </table:table-cell>
          <table:table-cell office:value-type="float" office:value="332755" calcext:value-type="float">
            <text:p>332755</text:p>
          </table:table-cell>
          <table:table-cell office:value-type="float" office:value="295713" calcext:value-type="float">
            <text:p>295713</text:p>
          </table:table-cell>
          <table:table-cell office:value-type="float" office:value="269197" calcext:value-type="float">
            <text:p>269197</text:p>
          </table:table-cell>
        </table:table-row>
        <table:table-row table:style-name="ro3">
          <table:table-cell office:value-type="string" calcext:value-type="string">
            <text:p>Oma pääoma</text:p>
          </table:table-cell>
          <table:table-cell office:value-type="float" office:value="201835" calcext:value-type="float">
            <text:p>201835</text:p>
          </table:table-cell>
          <table:table-cell office:value-type="float" office:value="185218" calcext:value-type="float">
            <text:p>185218</text:p>
          </table:table-cell>
          <table:table-cell office:value-type="float" office:value="190287" calcext:value-type="float">
            <text:p>190287</text:p>
          </table:table-cell>
          <table:table-cell office:value-type="float" office:value="168942" calcext:value-type="float">
            <text:p>168942</text:p>
          </table:table-cell>
          <table:table-cell office:value-type="float" office:value="145473" calcext:value-type="float">
            <text:p>145473</text:p>
          </table:table-cell>
        </table:table-row>
        <table:table-row table:style-name="ro3">
          <table:table-cell office:value-type="string" calcext:value-type="string">
            <text:p>Velat</text:p>
          </table:table-cell>
          <table:table-cell office:value-type="float" office:value="126670" calcext:value-type="float">
            <text:p>126670</text:p>
          </table:table-cell>
          <table:table-cell office:value-type="float" office:value="129279" calcext:value-type="float">
            <text:p>129279</text:p>
          </table:table-cell>
          <table:table-cell office:value-type="float" office:value="142468" calcext:value-type="float">
            <text:p>142468</text:p>
          </table:table-cell>
          <table:table-cell office:value-type="float" office:value="126771" calcext:value-type="float">
            <text:p>126771</text:p>
          </table:table-cell>
          <table:table-cell office:value-type="float" office:value="123724" calcext:value-type="float">
            <text:p>123724</text:p>
          </table:table-cell>
        </table:table-row>
        <table:table-row table:style-name="ro3">
          <table:table-cell office:value-type="string" calcext:value-type="string">
            <text:p>Oma pääoma ja velat</text:p>
          </table:table-cell>
          <table:table-cell office:value-type="float" office:value="328505" calcext:value-type="float">
            <text:p>328505</text:p>
          </table:table-cell>
          <table:table-cell office:value-type="float" office:value="314497" calcext:value-type="float">
            <text:p>314497</text:p>
          </table:table-cell>
          <table:table-cell office:value-type="float" office:value="332755" calcext:value-type="float">
            <text:p>332755</text:p>
          </table:table-cell>
          <table:table-cell office:value-type="float" office:value="295713" calcext:value-type="float">
            <text:p>295713</text:p>
          </table:table-cell>
          <table:table-cell office:value-type="float" office:value="269197" calcext:value-type="float">
            <text:p>269197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1:57:44.2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8S</meta:editing-duration>
    <meta:editing-cycles>4</meta:editing-cycles>
    <meta:generator>LibreOffice/5.4.2.2$Windows_X86_64 LibreOffice_project/22b09f6418e8c2d508a9eaf86b2399209b0990f4</meta:generator>
    <dc:date>2017-11-22T11:58:09.949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